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2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gradient" draw:fill-gradient-name="a9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ff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ff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ff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ff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ff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ff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ff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gradient" draw:fill-gradient-name="a12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gradient" draw:fill-gradient-name="a11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2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2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6">
      <style:drawing-page-properties draw:fill="gradient" draw:fill-gradient-name="a13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54167in" style:font-size-asian="0.54167in" style:font-size-complex="0.54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00"/>
    </style:style>
    <style:style style:family="text" style:name="a13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54167in" style:font-size-asian="0.54167in" style:font-size-complex="0.54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00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00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3">
      <style:drawing-page-properties draw:fill="gradient" draw:fill-gradient-name="a10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gradient" draw:fill-gradient-name="a7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3">
      <style:drawing-page-properties draw:fill="gradient" draw:fill-gradient-name="a12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gradient" draw:fill-gradient-name="a11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gradient" draw:fill-gradient-name="a9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2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gradient" draw:fill-gradient-name="a8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3125in"/>
        <style:text-properties fo:color="#b71e42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color="#b71e42"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,Sans-Serif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3125in"/>
        <style:text-properties fo:color="#b71e42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color="#b71e42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25in"/>
        <style:text-properties fo:color="#b71e42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b71e42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b71e42"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color="#b71e42"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color="#b71e42"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color="#b71e42"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color="#b71e42"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color="#b71e42"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color="#b71e42" fo:font-family="Arial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04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Arial" style:font-family-generic="swiss" style:font-pitch="variable" fo:font-size="100%"/>
      </text:list-level-style-number>
    </text:list-style>
    <text:list-style style:name="a12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50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Arial" style:font-family-generic="swiss" style:font-pitch="variable" fo:font-size="100%"/>
      </text:list-level-style-number>
    </text:list-style>
    <text:list-style style:name="a13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53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Arial" style:font-family-generic="swiss" style:font-pitch="variable" fo:font-size="100%"/>
      </text:list-level-style-number>
    </text:list-style>
    <text:list-style style:name="a11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23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Arial" style:font-family-generic="swiss" style:font-pitch="variable" fo:font-size="100%"/>
      </text:list-level-style-number>
    </text:list-style>
  </office:automatic-styles>
  <office:body>
    <office:presentation>
      <draw:page draw:name="Slide1" draw:style-name="a790" draw:master-page-name="Master1-Layout1-title-Title-Slide" presentation:presentation-page-layout-name="Master1-PPL1" draw:id="Slide-256">
        <draw:frame draw:id="id89" presentation:style-name="a796" draw:name="Title 1" svg:x="4.46615in" svg:y="0.82797in" svg:width="4.58686in" svg:height="1.1833in" presentation:class="title" presentation:placeholder="false">
          <draw:text-box>
            <text:p text:style-name="a795" text:class-names="" text:cond-style-name=""><text:span text:style-name="a791" text:class-names="">समूह</text:span><text:span text:style-name="a792" text:class-names=""><text:s text:c="1"/></text:span><text:span text:style-name="a793" text:class-names="">परिचय</text:span><text:span text:style-name="a794" text:class-names=""/></text:p>
          </draw:text-box>
          <svg:title/>
          <svg:desc/>
        </draw:frame>
        <draw:frame draw:id="id90" presentation:style-name="a831" draw:name="Subtitle 2" svg:x="2.43225in" svg:y="2.30104in" svg:width="2.2281in" svg:height="2.9053in" presentation:class="subtitle" presentation:placeholder="false">
          <draw:text-box>
            <text:p text:style-name="a802" text:class-names="" text:cond-style-name=""><text:span text:style-name="a797" text:class-names="">समूह</text:span><text:span text:style-name="a798" text:class-names=""><text:s text:c="1"/></text:span><text:span text:style-name="a799" text:class-names="">सदस्यहरू</text:span><text:span text:style-name="a800" text:class-names="">:</text:span><text:span text:style-name="a801" text:class-names=""/></text:p>
            <text:list text:style-name="a808">
              <text:list-item>
                <text:p text:style-name="a807" text:class-names="" text:cond-style-name=""><text:span text:style-name="a803" text:class-names="">झपेन्द्र</text:span><text:span text:style-name="a804" text:class-names=""><text:s text:c="1"/></text:span><text:span text:style-name="a805" text:class-names="">कँडेल</text:span><text:span text:style-name="a806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09" text:class-names="">अवि</text:span><text:span text:style-name="a810" text:class-names=""><text:s text:c="1"/></text:span><text:span text:style-name="a811" text:class-names="">सुवेदी</text:span><text:span text:style-name="a812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5" text:class-names="">प्रवाशन</text:span><text:span text:style-name="a816" text:class-names=""><text:s text:c="1"/></text:span><text:span text:style-name="a817" text:class-names="">श्रेष्ठ</text:span><text:span text:style-name="a818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1" text:class-names="">निकेश</text:span><text:span text:style-name="a822" text:class-names=""><text:s text:c="1"/></text:span><text:span text:style-name="a823" text:class-names="">थापा</text:span><text:span text:style-name="a824" text:class-names=""><text:s text:c="1"/></text:span><text:span text:style-name="a825" text:class-names="">मगर</text:span><text:span text:style-name="a826" text:class-names=""/></text:p>
              </text:list-item>
            </text:list>
            <text:p text:style-name="a830" text:class-names="" text:cond-style-name=""><text:span text:style-name="a829" text:class-names=""/></text:p>
          </draw:text-box>
          <svg:title/>
          <svg:desc/>
        </draw:frame>
        <presentation:notes draw:style-name="a838">
          <draw:page-thumbnail draw:page-number="1" svg:x="0.75in" svg:y="1.25in" svg:width="6in" svg:height="3.375in" presentation:class="page" draw:id="id91" presentation:style-name="a832" draw:name="Slide Image Placeholder 1">
            <svg:title/>
            <svg:desc/>
          </draw:page-thumbnail>
          <draw:frame draw:id="id92" presentation:style-name="a83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3" presentation:style-name="a837" draw:name="Slide Number Placeholder 3" svg:x="4.24826in" svg:y="9.49826in" svg:width="3.25in" svg:height="0.50174in" presentation:class="page-number" presentation:placeholder="false">
            <draw:text-box>
              <text:p text:style-name="a836" text:class-names="" text:cond-style-name=""><text:span text:style-name="a834" text:class-names=""><text:page-number style:num-format="1" text:fixed="false">1</text:page-number></text:span><text:span text:style-name="a835" text:class-names=""/></text:p>
            </draw:text-box>
            <svg:title/>
            <svg:desc/>
          </draw:frame>
        </presentation:notes>
      </draw:page>
      <draw:page draw:name="Slide2" draw:style-name="a840" draw:master-page-name="Master1-Layout2-obj-Title-and-Content" presentation:presentation-page-layout-name="Master1-PPL2" draw:id="Slide-257">
        <draw:frame draw:id="id94" presentation:style-name="a846" draw:name="Title 1" svg:x="5.1821in" svg:y="1.43774in" svg:width="2.97402in" svg:height="0.80847in" presentation:class="title" presentation:placeholder="false">
          <draw:text-box>
            <text:p text:style-name="a845" text:class-names="" text:cond-style-name=""><text:span text:style-name="a841" text:class-names="">आभार</text:span><text:span text:style-name="a842" text:class-names=""><text:s text:c="1"/></text:span><text:span text:style-name="a843" text:class-names="">व्यक्त</text:span><text:span text:style-name="a844" text:class-names=""/></text:p>
          </draw:text-box>
          <svg:title/>
          <svg:desc/>
        </draw:frame>
        <draw:frame draw:id="id95" presentation:style-name="a906" draw:name="Content Placeholder 2" svg:x="1.58747in" svg:y="2.23974in" svg:width="10.50227in" svg:height="2.53776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47" text:class-names="">यस</text:span><text:span text:style-name="a848" text:class-names=""><text:s text:c="1"/></text:span><text:span text:style-name="a849" text:class-names="">प्रस्तुतीकरणको</text:span><text:span text:style-name="a850" text:class-names=""><text:s text:c="1"/></text:span><text:span text:style-name="a851" text:class-names="">तयारीमा</text:span><text:span text:style-name="a852" text:class-names=""><text:s text:c="1"/></text:span><text:span text:style-name="a853" text:class-names="">मार्गदर्शन</text:span><text:span text:style-name="a854" text:class-names=""><text:s text:c="1"/>र<text:s text:c="1"/></text:span><text:span text:style-name="a855" text:class-names="">सहयोगको</text:span><text:span text:style-name="a856" text:class-names=""><text:s text:c="1"/></text:span><text:span text:style-name="a857" text:class-names="">लागि</text:span><text:span text:style-name="a858" text:class-names=""><text:s text:c="1"/></text:span><text:span text:style-name="a859" text:class-names="">हामी</text:span><text:span text:style-name="a860" text:class-names=""><text:s text:c="1"/></text:span><text:span text:style-name="a861" text:class-names="">नेपाली</text:span><text:span text:style-name="a862" text:class-names=""><text:s text:c="1"/></text:span><text:span text:style-name="a863" text:class-names="">शिक्षक</text:span><text:span text:style-name="a864" text:class-names=""><text:s text:c="1"/>र UGSS<text:s text:c="1"/></text:span><text:span text:style-name="a865" text:class-names="">कलेजप्रति</text:span><text:span text:style-name="a866" text:class-names=""><text:s text:c="1"/></text:span><text:span text:style-name="a867" text:class-names="">आभार</text:span><text:span text:style-name="a868" text:class-names=""><text:s text:c="1"/></text:span><text:span text:style-name="a869" text:class-names="">व्यक्त</text:span><text:span text:style-name="a870" text:class-names=""><text:s text:c="1"/></text:span><text:span text:style-name="a871" text:class-names="">गर्न</text:span><text:span text:style-name="a872" text:class-names=""><text:s text:c="1"/></text:span><text:span text:style-name="a873" text:class-names="">चाहन्छौं</text:span><text:span text:style-name="a874" text:class-names="">।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880" text:class-names="">हामी</text:span><text:span text:style-name="a881" text:class-names=""><text:s text:c="1"/></text:span><text:span text:style-name="a882" text:class-names="">हाम्रो</text:span><text:span text:style-name="a883" text:class-names=""><text:s text:c="1"/></text:span><text:span text:style-name="a884" text:class-names="">टोली</text:span><text:span text:style-name="a885" text:class-names=""><text:s text:c="1"/></text:span><text:span text:style-name="a886" text:class-names="">सदस्यहरूलाई</text:span><text:span text:style-name="a887" text:class-names=""><text:s text:c="1"/></text:span><text:span text:style-name="a888" text:class-names="">यस</text:span><text:span text:style-name="a889" text:class-names=""><text:s text:c="1"/></text:span><text:span text:style-name="a890" text:class-names="">परियोजनामा</text:span><text:span text:style-name="a891" text:class-names=""><text:s text:c="1"/></text:span><text:span text:style-name="a892" text:class-names="">उनीहरूको</text:span><text:span text:style-name="a893" text:class-names=""><text:s text:c="1"/></text:span><text:span text:style-name="a894" text:class-names="">सहयोग</text:span><text:span text:style-name="a895" text:class-names=""><text:s text:c="1"/>र<text:s text:c="1"/></text:span><text:span text:style-name="a896" text:class-names="">सहयोगको</text:span><text:span text:style-name="a897" text:class-names=""><text:s text:c="1"/></text:span><text:span text:style-name="a898" text:class-names="">लागि</text:span><text:span text:style-name="a899" text:class-names=""><text:s text:c="1"/></text:span><text:span text:style-name="a900" text:class-names="">धन्यवाद</text:span><text:span text:style-name="a901" text:class-names=""><text:s text:c="1"/></text:span><text:span text:style-name="a902" text:class-names="">दिन्छौं</text:span><text:span text:style-name="a903" text:class-names="">।</text:span></text:p>
              </text:list-item>
            </text:list>
          </draw:text-box>
          <svg:title/>
          <svg:desc/>
        </draw:frame>
      </draw:page>
      <draw:page draw:name="Slide3" draw:style-name="a908" draw:master-page-name="Master1-Layout2-obj-Title-and-Content" presentation:presentation-page-layout-name="Master1-PPL2" draw:id="Slide-258">
        <draw:frame draw:id="id96" presentation:style-name="a912" draw:name="Title 1" svg:x="5.8529in" svg:y="1.38601in" svg:width="2.66276in" svg:height="0.78943in" presentation:class="title" presentation:placeholder="false">
          <draw:text-box>
            <text:p text:style-name="a911" text:class-names="" text:cond-style-name=""><text:span text:style-name="a909" text:class-names="">विषयवस्तु</text:span><text:span text:style-name="a910" text:class-names=""/></text:p>
          </draw:text-box>
          <svg:title/>
          <svg:desc/>
        </draw:frame>
        <draw:frame draw:id="id97" presentation:style-name="a959" draw:name="Content Placeholder 2" svg:x="1.58747in" svg:y="2.20443in" svg:width="10.50227in" svg:height="3.77364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3" text:class-names="">वैज्ञानिक</text:span><text:span text:style-name="a914" text:class-names=""><text:s text:c="1"/></text:span><text:span text:style-name="a915" text:class-names="">शिक्षाको</text:span><text:span text:style-name="a916" text:class-names=""><text:s text:c="1"/></text:span><text:span text:style-name="a917" text:class-names="">परिचय</text:span><text:span text:style-name="a918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1" text:class-names="">वैज्ञानिक</text:span><text:span text:style-name="a922" text:class-names=""><text:s text:c="1"/></text:span><text:span text:style-name="a923" text:class-names="">शिक्षाको</text:span><text:span text:style-name="a924" text:class-names=""><text:s text:c="1"/></text:span><text:span text:style-name="a925" text:class-names="">महत्त्व</text:span><text:span text:style-name="a926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29" text:class-names="">वैज्ञानिक</text:span><text:span text:style-name="a930" text:class-names=""><text:s text:c="1"/></text:span><text:span text:style-name="a931" text:class-names="">शिक्षा</text:span><text:span text:style-name="a932" text:class-names=""><text:s text:c="1"/>र<text:s text:c="1"/></text:span><text:span text:style-name="a933" text:class-names="">समाज</text:span><text:span text:style-name="a934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37" text:class-names="">वैज्ञानिक</text:span><text:span text:style-name="a938" text:class-names=""><text:s text:c="1"/></text:span><text:span text:style-name="a939" text:class-names="">शिक्षाका</text:span><text:span text:style-name="a940" text:class-names=""><text:s text:c="1"/></text:span><text:span text:style-name="a941" text:class-names="">चुनौतीहरू</text:span><text:span text:style-name="a942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45" text:class-names="">वैज्ञानिक</text:span><text:span text:style-name="a946" text:class-names=""><text:s text:c="1"/></text:span><text:span text:style-name="a947" text:class-names="">शिक्षामा</text:span><text:span text:style-name="a948" text:class-names=""><text:s text:c="1"/></text:span><text:span text:style-name="a949" text:class-names="">सुधारका</text:span><text:span text:style-name="a950" text:class-names=""><text:s text:c="1"/></text:span><text:span text:style-name="a951" text:class-names="">उपायहरू</text:span><text:span text:style-name="a952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5" text:class-names="">निष्कर्ष</text:span><text:span text:style-name="a956" text:class-names=""/></text:p>
              </text:list-item>
            </text:list>
          </draw:text-box>
          <svg:title/>
          <svg:desc/>
        </draw:frame>
      </draw:page>
      <draw:page draw:name="Slide4" draw:style-name="a961" draw:master-page-name="Master1-Layout2-obj-Title-and-Content" presentation:presentation-page-layout-name="Master1-PPL2" draw:id="Slide-259">
        <draw:frame draw:id="id98" presentation:style-name="a970" draw:name="Title 1" svg:x="4.35583in" svg:y="1.30356in" svg:width="6.36385in" svg:height="1.14746in" presentation:class="title" presentation:placeholder="false">
          <draw:text-box>
            <text:p text:style-name="a969" text:class-names="" text:cond-style-name=""><text:span text:style-name="a962" text:class-names="">वैज्ञानिक</text:span><text:span text:style-name="a963" text:class-names=""><text:s text:c="1"/></text:span><text:span text:style-name="a964" text:class-names="">शिक्षाको</text:span><text:span text:style-name="a965" text:class-names=""><text:s text:c="1"/></text:span><text:span text:style-name="a966" text:class-names="">परिचय</text:span><text:span text:style-name="a967" text:class-names=""><text:s text:c="1"/></text:span><text:span text:style-name="a968" text:class-names=""/></text:p>
          </draw:text-box>
          <svg:title/>
          <svg:desc/>
        </draw:frame>
        <draw:frame draw:id="id99" presentation:style-name="a1041" draw:name="Content Placeholder 2" svg:x="1.58747in" svg:y="2.20443in" svg:width="10.50227in" svg:height="2.26234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971" text:class-names="">वैज्ञानिक</text:span><text:span text:style-name="a972" text:class-names=""><text:s text:c="1"/></text:span><text:span text:style-name="a973" text:class-names="">शिक्षा</text:span><text:span text:style-name="a974" text:class-names=""><text:s text:c="1"/></text:span><text:span text:style-name="a975" text:class-names="">भनेको</text:span><text:span text:style-name="a976" text:class-names=""><text:s text:c="1"/></text:span><text:span text:style-name="a977" text:class-names="">वैज्ञानिक</text:span><text:span text:style-name="a978" text:class-names=""><text:s text:c="1"/></text:span><text:span text:style-name="a979" text:class-names="">विधिहरू</text:span><text:span text:style-name="a980" text:class-names="">,<text:s text:c="1"/></text:span><text:span text:style-name="a981" text:class-names="">सैद्धान्तिक</text:span><text:span text:style-name="a982" text:class-names=""><text:s text:c="1"/></text:span><text:span text:style-name="a983" text:class-names="">ज्ञान</text:span><text:span text:style-name="a984" text:class-names="">, र<text:s text:c="1"/></text:span><text:span text:style-name="a985" text:class-names="">प्रयोगात्मक</text:span><text:span text:style-name="a986" text:class-names=""><text:s text:c="1"/></text:span><text:span text:style-name="a987" text:class-names="">अध्ययनको</text:span><text:span text:style-name="a988" text:class-names=""><text:s text:c="1"/></text:span><text:span text:style-name="a989" text:class-names="">माध्यमबाट</text:span><text:span text:style-name="a990" text:class-names=""><text:s text:c="1"/></text:span><text:span text:style-name="a991" text:class-names="">विद्यार्थीहरूको</text:span><text:span text:style-name="a992" text:class-names=""><text:s text:c="1"/></text:span><text:span text:style-name="a993" text:class-names="">वैज्ञानिक</text:span><text:span text:style-name="a994" text:class-names=""><text:s text:c="1"/></text:span><text:span text:style-name="a995" text:class-names="">सोचको</text:span><text:span text:style-name="a996" text:class-names=""><text:s text:c="1"/></text:span><text:span text:style-name="a997" text:class-names="">विकास</text:span><text:span text:style-name="a998" text:class-names=""><text:s text:c="1"/></text:span><text:span text:style-name="a999" text:class-names="">गराउने</text:span><text:span text:style-name="a1000" text:class-names=""><text:s text:c="1"/></text:span><text:span text:style-name="a1001" text:class-names="">प्रक्रिया</text:span><text:span text:style-name="a1002" text:class-names=""><text:s text:c="1"/></text:span><text:span text:style-name="a1003" text:class-names="">हो</text:span><text:span text:style-name="a1004" text:class-names="">।</text:span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11" text:class-names="">यसले</text:span><text:span text:style-name="a1012" text:class-names=""><text:s text:c="1"/></text:span><text:span text:style-name="a1013" text:class-names="">विद्यार्थीलाई</text:span><text:span text:style-name="a1014" text:class-names=""><text:s text:c="1"/></text:span><text:span text:style-name="a1015" text:class-names="">तथ्यहरू</text:span><text:span text:style-name="a1016" text:class-names=""><text:s text:c="1"/></text:span><text:span text:style-name="a1017" text:class-names="">बुझ्न</text:span><text:span text:style-name="a1018" text:class-names="">,<text:s text:c="1"/></text:span><text:span text:style-name="a1019" text:class-names="">अनुसन्धान</text:span><text:span text:style-name="a1020" text:class-names=""><text:s text:c="1"/></text:span><text:span text:style-name="a1021" text:class-names="">गर्न</text:span><text:span text:style-name="a1022" text:class-names="">,<text:s text:c="1"/></text:span><text:span text:style-name="a1023" text:class-names="">समस्या</text:span><text:span text:style-name="a1024" text:class-names=""><text:s text:c="1"/></text:span><text:span text:style-name="a1025" text:class-names="">समाधान</text:span><text:span text:style-name="a1026" text:class-names=""><text:s text:c="1"/></text:span><text:span text:style-name="a1027" text:class-names="">गर्न</text:span><text:span text:style-name="a1028" text:class-names="">, र<text:s text:c="1"/></text:span><text:span text:style-name="a1029" text:class-names="">निष्कर्ष</text:span><text:span text:style-name="a1030" text:class-names=""><text:s text:c="1"/></text:span><text:span text:style-name="a1031" text:class-names="">निकाल्न</text:span><text:span text:style-name="a1032" text:class-names=""><text:s text:c="1"/></text:span><text:span text:style-name="a1033" text:class-names="">सिकाउँछ</text:span><text:span text:style-name="a1034" text:class-names="">।</text:span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5" draw:style-name="a1043" draw:master-page-name="Master1-Layout2-obj-Title-and-Content" presentation:presentation-page-layout-name="Master1-PPL2" draw:id="Slide-260">
        <draw:frame draw:id="id100" presentation:style-name="a1051" draw:name="Title 1" svg:x="4.38376in" svg:y="1.33045in" svg:width="5.61338in" svg:height="0.88203in" presentation:class="title" presentation:placeholder="false">
          <draw:text-box>
            <text:p text:style-name="a1050" text:class-names="" text:cond-style-name=""><text:span text:style-name="a1044" text:class-names="">वैज्ञानिक</text:span><text:span text:style-name="a1045" text:class-names=""><text:s text:c="1"/></text:span><text:span text:style-name="a1046" text:class-names="">शिक्षाको</text:span><text:span text:style-name="a1047" text:class-names=""><text:s text:c="1"/></text:span><text:span text:style-name="a1048" text:class-names="">महत्त्व</text:span><text:span text:style-name="a1049" text:class-names=""/></text:p>
          </draw:text-box>
          <svg:title/>
          <svg:desc/>
        </draw:frame>
        <draw:frame draw:id="id101" presentation:style-name="a1124" draw:name="Content Placeholder 2" svg:x="1.58747in" svg:y="2.20443in" svg:width="10.50227in" svg:height="3.1501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52" text:class-names="">वैज्ञानिक</text:span><text:span text:style-name="a1053" text:class-names=""><text:s text:c="1"/></text:span><text:span text:style-name="a1054" text:class-names="">शिक्षाले</text:span><text:span text:style-name="a1055" text:class-names=""><text:s text:c="1"/></text:span><text:span text:style-name="a1056" text:class-names="">विद्यार्थीहरूको</text:span><text:span text:style-name="a1057" text:class-names=""><text:s text:c="1"/></text:span><text:span text:style-name="a1058" text:class-names="">तर्कशक्ति</text:span><text:span text:style-name="a1059" text:class-names=""><text:s text:c="1"/>र<text:s text:c="1"/></text:span><text:span text:style-name="a1060" text:class-names="">आलोचनात्मक</text:span><text:span text:style-name="a1061" text:class-names=""><text:s text:c="1"/></text:span><text:span text:style-name="a1062" text:class-names="">सोचको</text:span><text:span text:style-name="a1063" text:class-names=""><text:s text:c="1"/></text:span><text:span text:style-name="a1064" text:class-names="">विकास</text:span><text:span text:style-name="a1065" text:class-names=""><text:s text:c="1"/></text:span><text:span text:style-name="a1066" text:class-names="">गर्छ</text:span><text:span text:style-name="a1067" text:class-names="">।</text:span><text:span text:style-name="a1068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74" text:class-names="">यसले</text:span><text:span text:style-name="a1075" text:class-names=""><text:s text:c="1"/></text:span><text:span text:style-name="a1076" text:class-names="">विद्यार्थीलाई</text:span><text:span text:style-name="a1077" text:class-names=""><text:s text:c="1"/></text:span><text:span text:style-name="a1078" text:class-names="">आधुनिक</text:span><text:span text:style-name="a1079" text:class-names=""><text:s text:c="1"/></text:span><text:span text:style-name="a1080" text:class-names="">प्रविधिहरूको</text:span><text:span text:style-name="a1081" text:class-names=""><text:s text:c="1"/></text:span><text:span text:style-name="a1082" text:class-names="">प्रयोग</text:span><text:span text:style-name="a1083" text:class-names=""><text:s text:c="1"/>र<text:s text:c="1"/></text:span><text:span text:style-name="a1084" text:class-names="">नयाँ</text:span><text:span text:style-name="a1085" text:class-names=""><text:s text:c="1"/></text:span><text:span text:style-name="a1086" text:class-names="">आविष्कारहरूको</text:span><text:span text:style-name="a1087" text:class-names=""><text:s text:c="1"/></text:span><text:span text:style-name="a1088" text:class-names="">विकासमा</text:span><text:span text:style-name="a1089" text:class-names=""><text:s text:c="1"/></text:span><text:span text:style-name="a1090" text:class-names="">प्रेरित</text:span><text:span text:style-name="a1091" text:class-names=""><text:s text:c="1"/></text:span><text:span text:style-name="a1092" text:class-names="">गर्छ</text:span><text:span text:style-name="a1093" text:class-names="">।</text:span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00" text:class-names="">वैज्ञानिक</text:span><text:span text:style-name="a1101" text:class-names=""><text:s text:c="1"/></text:span><text:span text:style-name="a1102" text:class-names="">सोच</text:span><text:span text:style-name="a1103" text:class-names=""><text:s text:c="1"/></text:span><text:span text:style-name="a1104" text:class-names="">समाजको</text:span><text:span text:style-name="a1105" text:class-names=""><text:s text:c="1"/></text:span><text:span text:style-name="a1106" text:class-names="">विकास</text:span><text:span text:style-name="a1107" text:class-names=""><text:s text:c="1"/>र<text:s text:c="1"/></text:span><text:span text:style-name="a1108" text:class-names="">सुधारका</text:span><text:span text:style-name="a1109" text:class-names=""><text:s text:c="1"/></text:span><text:span text:style-name="a1110" text:class-names="">लागि</text:span><text:span text:style-name="a1111" text:class-names=""><text:s text:c="1"/></text:span><text:span text:style-name="a1112" text:class-names="">महत्त्वपूर्ण</text:span><text:span text:style-name="a1113" text:class-names=""><text:s text:c="1"/></text:span><text:span text:style-name="a1114" text:class-names="">भूमिका</text:span><text:span text:style-name="a1115" text:class-names=""><text:s text:c="1"/></text:span><text:span text:style-name="a1116" text:class-names="">खेल्छ</text:span><text:span text:style-name="a1117" text:class-names="">।</text:span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</draw:page>
      <draw:page draw:name="Slide6" draw:style-name="a1126" draw:master-page-name="Master1-Layout2-obj-Title-and-Content" presentation:presentation-page-layout-name="Master1-PPL2" draw:id="Slide-261">
        <draw:frame draw:id="id102" presentation:style-name="a1134" draw:name="Title 1" svg:x="4.42697in" svg:y="1.41687in" svg:width="5.86647in" svg:height="0.79561in" presentation:class="title" presentation:placeholder="false">
          <draw:text-box>
            <text:p text:style-name="a1133" text:class-names="" text:cond-style-name=""><text:span text:style-name="a1127" text:class-names="">वैज्ञानिक</text:span><text:span text:style-name="a1128" text:class-names=""><text:s text:c="1"/></text:span><text:span text:style-name="a1129" text:class-names="">शिक्षा</text:span><text:span text:style-name="a1130" text:class-names=""><text:s text:c="1"/>र<text:s text:c="1"/></text:span><text:span text:style-name="a1131" text:class-names="">समाज</text:span><text:span text:style-name="a1132" text:class-names=""/></text:p>
          </draw:text-box>
          <svg:title/>
          <svg:desc/>
        </draw:frame>
        <draw:frame draw:id="id103" presentation:style-name="a1178" draw:name="Content Placeholder 2" svg:x="1.58747in" svg:y="2.20443in" svg:width="10.50227in" svg:height="2.48969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35" text:class-names="">वैज्ञानिक</text:span><text:span text:style-name="a1136" text:class-names=""><text:s text:c="1"/></text:span><text:span text:style-name="a1137" text:class-names="">शिक्षाले</text:span><text:span text:style-name="a1138" text:class-names=""><text:s text:c="1"/></text:span><text:span text:style-name="a1139" text:class-names="">समाजमा</text:span><text:span text:style-name="a1140" text:class-names=""><text:s text:c="1"/></text:span><text:span text:style-name="a1141" text:class-names="">जागरूकता</text:span><text:span text:style-name="a1142" text:class-names=""><text:s text:c="1"/></text:span><text:span text:style-name="a1143" text:class-names="">फैलाउन</text:span><text:span text:style-name="a1144" text:class-names=""><text:s text:c="1"/>र अन्धविश्वासहरूको समाप्तिका लागि महत्त्वपूर्ण भूमिका खेल्छ।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50" text:class-names="">यसले</text:span><text:span text:style-name="a1151" text:class-names=""><text:s text:c="1"/></text:span><text:span text:style-name="a1152" text:class-names="">समाजमा</text:span><text:span text:style-name="a1153" text:class-names=""><text:s text:c="1"/></text:span><text:span text:style-name="a1154" text:class-names="">विज्ञान</text:span><text:span text:style-name="a1155" text:class-names=""><text:s text:c="1"/>र<text:s text:c="1"/></text:span><text:span text:style-name="a1156" text:class-names="">प्रविधिको</text:span><text:span text:style-name="a1157" text:class-names=""><text:s text:c="1"/></text:span><text:span text:style-name="a1158" text:class-names="">महत्त्वबारे</text:span><text:span text:style-name="a1159" text:class-names=""><text:s text:c="1"/></text:span><text:span text:style-name="a1160" text:class-names="">चेतना</text:span><text:span text:style-name="a1161" text:class-names=""><text:s text:c="1"/></text:span><text:span text:style-name="a1162" text:class-names="">फैलाउँछ</text:span><text:span text:style-name="a1163" text:class-names=""><text:s text:c="1"/>र<text:s text:c="1"/></text:span><text:span text:style-name="a1164" text:class-names="">जीवनस्तर</text:span><text:span text:style-name="a1165" text:class-names=""><text:s text:c="1"/></text:span><text:span text:style-name="a1166" text:class-names="">सुधार्न</text:span><text:span text:style-name="a1167" text:class-names=""><text:s text:c="1"/></text:span><text:span text:style-name="a1168" text:class-names="">सहयोग</text:span><text:span text:style-name="a1169" text:class-names=""><text:s text:c="1"/></text:span><text:span text:style-name="a1170" text:class-names="">गर्छ</text:span><text:span text:style-name="a1171" text:class-names="">।</text:span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</draw:page>
      <draw:page draw:name="Slide7" draw:style-name="a1180" draw:master-page-name="Master1-Layout2-obj-Title-and-Content" presentation:presentation-page-layout-name="Master1-PPL2" draw:id="Slide-262">
        <draw:frame draw:id="id104" presentation:style-name="a1188" draw:name="Title 1" svg:x="3.73561in" svg:y="1.34897in" svg:width="6.20597in" svg:height="0.74005in" presentation:class="title" presentation:placeholder="false">
          <draw:text-box>
            <text:p text:style-name="a1187" text:class-names="" text:cond-style-name=""><text:span text:style-name="a1181" text:class-names="">वैज्ञानिक</text:span><text:span text:style-name="a1182" text:class-names=""><text:s text:c="1"/></text:span><text:span text:style-name="a1183" text:class-names="">शिक्षाका</text:span><text:span text:style-name="a1184" text:class-names=""><text:s text:c="1"/></text:span><text:span text:style-name="a1185" text:class-names="">चुनौतीहरू</text:span><text:span text:style-name="a1186" text:class-names=""/></text:p>
          </draw:text-box>
          <svg:title/>
          <svg:desc/>
        </draw:frame>
        <draw:frame draw:id="id105" presentation:style-name="a1221" draw:name="Content Placeholder 2" svg:x="1.7171in" svg:y="2.76616in" svg:width="10.50227in" svg:height="1.96499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89" text:class-names="">प्राविधिक</text:span><text:span text:style-name="a1190" text:class-names=""><text:s text:c="1"/></text:span><text:span text:style-name="a1191" text:class-names="">स्रोतहरूको</text:span><text:span text:style-name="a1192" text:class-names=""><text:s text:c="1"/></text:span><text:span text:style-name="a1193" text:class-names="">अभाव</text:span><text:span text:style-name="a1194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197" text:class-names="">ग्रामीण</text:span><text:span text:style-name="a1198" text:class-names=""><text:s text:c="1"/></text:span><text:span text:style-name="a1199" text:class-names="">क्षेत्रहरूमा</text:span><text:span text:style-name="a1200" text:class-names=""><text:s text:c="1"/></text:span><text:span text:style-name="a1201" text:class-names="">वैज्ञानिक</text:span><text:span text:style-name="a1202" text:class-names=""><text:s text:c="1"/></text:span><text:span text:style-name="a1203" text:class-names="">शिक्षाको</text:span><text:span text:style-name="a1204" text:class-names=""><text:s text:c="1"/></text:span><text:span text:style-name="a1205" text:class-names="">पहुँच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08" text:class-names="">शिक्षकहरूको</text:span><text:span text:style-name="a1209" text:class-names=""><text:s text:c="1"/></text:span><text:span text:style-name="a1210" text:class-names="">वैज्ञानिक</text:span><text:span text:style-name="a1211" text:class-names=""><text:s text:c="1"/></text:span><text:span text:style-name="a1212" text:class-names="">ज्ञानको</text:span><text:span text:style-name="a1213" text:class-names=""><text:s text:c="1"/></text:span><text:span text:style-name="a1214" text:class-names="">अभाव</text:span><text:span text:style-name="a1215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</draw:text-box>
          <svg:title/>
          <svg:desc/>
        </draw:frame>
      </draw:page>
      <draw:page draw:name="Slide8" draw:style-name="a1223" draw:master-page-name="Master1-Layout2-obj-Title-and-Content" presentation:presentation-page-layout-name="Master1-PPL2" draw:id="Slide-263">
        <draw:frame draw:id="id106" presentation:style-name="a1235" draw:name="Title 1" svg:x="3.61833in" svg:y="1.2502in" svg:width="7.03931in" svg:height="0.96227in" presentation:class="title" presentation:placeholder="false">
          <draw:text-box>
            <text:p text:style-name="a1232" text:class-names="" text:cond-style-name=""><text:span text:style-name="a1224" text:class-names="">वैज्ञानिक</text:span><text:span text:style-name="a1225" text:class-names=""><text:s text:c="1"/></text:span><text:span text:style-name="a1226" text:class-names="">शिक्षामा</text:span><text:span text:style-name="a1227" text:class-names=""><text:s text:c="1"/></text:span><text:span text:style-name="a1228" text:class-names="">सुधारका</text:span><text:span text:style-name="a1229" text:class-names=""><text:s text:c="1"/></text:span><text:span text:style-name="a1230" text:class-names="">उपायहरू</text:span><text:span text:style-name="a1231" text:class-names=""/></text:p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07" presentation:style-name="a1281" draw:name="Content Placeholder 2" svg:x="1.58747in" svg:y="2.20443in" svg:width="10.50227in" svg:height="3.77364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36" text:class-names="">आधुनिक</text:span><text:span text:style-name="a1237" text:class-names=""><text:s text:c="1"/></text:span><text:span text:style-name="a1238" text:class-names="">शिक्षण</text:span><text:span text:style-name="a1239" text:class-names=""><text:s text:c="1"/></text:span><text:span text:style-name="a1240" text:class-names="">विधिहरू</text:span><text:span text:style-name="a1241" text:class-names=""><text:s text:c="1"/>र<text:s text:c="1"/></text:span><text:span text:style-name="a1242" text:class-names="">प्रविधिको</text:span><text:span text:style-name="a1243" text:class-names=""><text:s text:c="1"/></text:span><text:span text:style-name="a1244" text:class-names="">प्रयोग</text:span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51" text:class-names="">शिक्षकहरूको</text:span><text:span text:style-name="a1252" text:class-names=""><text:s text:c="1"/></text:span><text:span text:style-name="a1253" text:class-names="">वैज्ञानिक</text:span><text:span text:style-name="a1254" text:class-names=""><text:s text:c="1"/></text:span><text:span text:style-name="a1255" text:class-names="">ज्ञान</text:span><text:span text:style-name="a1256" text:class-names=""><text:s text:c="1"/>र<text:s text:c="1"/></text:span><text:span text:style-name="a1257" text:class-names="">तालिममा</text:span><text:span text:style-name="a1258" text:class-names=""><text:s text:c="1"/></text:span><text:span text:style-name="a1259" text:class-names="">सुधार</text:span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66" text:class-names="">वैज्ञानिक</text:span><text:span text:style-name="a1267" text:class-names=""><text:s text:c="1"/></text:span><text:span text:style-name="a1268" text:class-names="">अनुसन्धान</text:span><text:span text:style-name="a1269" text:class-names=""><text:s text:c="1"/>र<text:s text:c="1"/></text:span><text:span text:style-name="a1270" text:class-names="">विकासमा</text:span><text:span text:style-name="a1271" text:class-names=""><text:s text:c="1"/></text:span><text:span text:style-name="a1272" text:class-names="">लगानीको</text:span><text:span text:style-name="a1273" text:class-names=""><text:s text:c="1"/></text:span><text:span text:style-name="a1274" text:class-names="">वृद्धि</text:span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9" draw:style-name="a1283" draw:master-page-name="Master1-Layout2-obj-Title-and-Content" presentation:presentation-page-layout-name="Master1-PPL2" draw:id="Slide-264">
        <draw:frame draw:id="id108" presentation:style-name="a1287" draw:name="Title 1" svg:x="5.48577in" svg:y="1.34593in" svg:width="3.77911in" svg:height="0.86497in" presentation:class="title" presentation:placeholder="false">
          <draw:text-box>
            <text:p text:style-name="a1286" text:class-names="" text:cond-style-name=""><text:span text:style-name="a1284" text:class-names="">निष्कर्ष</text:span><text:span text:style-name="a1285" text:class-names=""/></text:p>
          </draw:text-box>
          <svg:title/>
          <svg:desc/>
        </draw:frame>
        <draw:frame draw:id="id109" presentation:style-name="a1354" draw:name="Content Placeholder 2" svg:x="1.61572in" svg:y="2.86827in" svg:width="10.50227in" svg:height="2.13522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288" text:class-names="">वैज्ञानिक</text:span><text:span text:style-name="a1289" text:class-names=""><text:s text:c="1"/></text:span><text:span text:style-name="a1290" text:class-names="">शिक्षा</text:span><text:span text:style-name="a1291" text:class-names=""><text:s text:c="1"/></text:span><text:span text:style-name="a1292" text:class-names="">समाजको</text:span><text:span text:style-name="a1293" text:class-names=""><text:s text:c="1"/></text:span><text:span text:style-name="a1294" text:class-names="">सर्वाङ्गीण</text:span><text:span text:style-name="a1295" text:class-names=""><text:s text:c="1"/></text:span><text:span text:style-name="a1296" text:class-names="">विकासका</text:span><text:span text:style-name="a1297" text:class-names=""><text:s text:c="1"/></text:span><text:span text:style-name="a1298" text:class-names="">लागि</text:span><text:span text:style-name="a1299" text:class-names=""><text:s text:c="1"/></text:span><text:span text:style-name="a1300" text:class-names="">अत्यावश्यक</text:span><text:span text:style-name="a1301" text:class-names=""><text:s text:c="1"/>छ।</text:span><text:span text:style-name="a1302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05" text:class-names="">यसको</text:span><text:span text:style-name="a1306" text:class-names=""><text:s text:c="1"/></text:span><text:span text:style-name="a1307" text:class-names="">प्रभावकारिताका</text:span><text:span text:style-name="a1308" text:class-names=""><text:s text:c="1"/></text:span><text:span text:style-name="a1309" text:class-names="">लागि</text:span><text:span text:style-name="a1310" text:class-names=""><text:s text:c="1"/></text:span><text:span text:style-name="a1311" text:class-names="">शिक्षण</text:span><text:span text:style-name="a1312" text:class-names=""><text:s text:c="1"/></text:span><text:span text:style-name="a1313" text:class-names="">विधि</text:span><text:span text:style-name="a1314" text:class-names=""><text:s text:c="1"/>र<text:s text:c="1"/></text:span><text:span text:style-name="a1315" text:class-names="">पाठ्यक्रममा</text:span><text:span text:style-name="a1316" text:class-names=""><text:s text:c="1"/></text:span><text:span text:style-name="a1317" text:class-names="">सुधार</text:span><text:span text:style-name="a1318" text:class-names=""><text:s text:c="1"/></text:span><text:span text:style-name="a1319" text:class-names="">आवश्यक</text:span><text:span text:style-name="a1320" text:class-names=""><text:s text:c="1"/>छ।</text:span><text:span text:style-name="a1321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24" text:class-names="">वैज्ञानिक</text:span><text:span text:style-name="a1325" text:class-names=""><text:s text:c="1"/></text:span><text:span text:style-name="a1326" text:class-names="">शिक्षा</text:span><text:span text:style-name="a1327" text:class-names=""><text:s text:c="1"/></text:span><text:span text:style-name="a1328" text:class-names="">प्रत्येक</text:span><text:span text:style-name="a1329" text:class-names=""><text:s text:c="1"/></text:span><text:span text:style-name="a1330" text:class-names="">नागरिकको</text:span><text:span text:style-name="a1331" text:class-names=""><text:s text:c="1"/></text:span><text:span text:style-name="a1332" text:class-names="">अधिकार</text:span><text:span text:style-name="a1333" text:class-names=""><text:s text:c="1"/></text:span><text:span text:style-name="a1334" text:class-names="">हो</text:span><text:span text:style-name="a1335" text:class-names="">, र<text:s text:c="1"/></text:span><text:span text:style-name="a1336" text:class-names="">यसलाई</text:span><text:span text:style-name="a1337" text:class-names=""><text:s text:c="1"/></text:span><text:span text:style-name="a1338" text:class-names="">सुनिश्चित</text:span><text:span text:style-name="a1339" text:class-names=""><text:s text:c="1"/></text:span><text:span text:style-name="a1340" text:class-names="">गर्न</text:span><text:span text:style-name="a1341" text:class-names=""><text:s text:c="1"/></text:span><text:span text:style-name="a1342" text:class-names="">सबैले</text:span><text:span text:style-name="a1343" text:class-names=""><text:s text:c="1"/></text:span><text:span text:style-name="a1344" text:class-names="">प्रयास</text:span><text:span text:style-name="a1345" text:class-names=""><text:s text:c="1"/></text:span><text:span text:style-name="a1346" text:class-names="">गर्नुपर्छ</text:span><text:span text:style-name="a1347" text:class-names="">।</text:span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</draw:page>
      <draw:page draw:name="Slide10" draw:style-name="a1356" draw:master-page-name="Master1-Layout2-obj-Title-and-Content" presentation:presentation-page-layout-name="Master1-PPL2" draw:id="Slide-265">
        <draw:frame draw:id="id110" presentation:style-name="a1361" draw:name="Title 1" svg:x="5.65537in" svg:y="1.3181in" svg:width="3.35412in" svg:height="0.76474in" presentation:class="title" presentation:placeholder="false">
          <draw:text-box>
            <text:p text:style-name="a1360" text:class-names="" text:cond-style-name=""><text:span text:style-name="a1357" text:class-names="">सन्दर्भहरू</text:span><text:span text:style-name="a1358" text:class-names=""><text:s text:c="1"/>:</text:span><text:span text:style-name="a1359" text:class-names=""/></text:p>
          </draw:text-box>
          <svg:title/>
          <svg:desc/>
        </draw:frame>
        <draw:frame draw:id="id111" presentation:style-name="a1426" draw:name="Content Placeholder 2" svg:x="1.58747in" svg:y="2.20443in" svg:width="10.50227in" svg:height="4.18104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62" text:class-names="">शिक्षा</text:span><text:span text:style-name="a1363" text:class-names=""><text:s text:c="1"/></text:span><text:span text:style-name="a1364" text:class-names="">मन्त्रालय</text:span><text:span text:style-name="a1365" text:class-names="">,<text:s text:c="1"/></text:span><text:span text:style-name="a1366" text:class-names="">नेपाल</text:span><text:span text:style-name="a1367" text:class-names=""><text:s text:c="1"/>- "</text:span><text:span text:style-name="a1368" text:class-names="">नेपालको</text:span><text:span text:style-name="a1369" text:class-names=""><text:s text:c="1"/></text:span><text:span text:style-name="a1370" text:class-names="">राष्ट्रिय</text:span><text:span text:style-name="a1371" text:class-names=""><text:s text:c="1"/></text:span><text:span text:style-name="a1372" text:class-names="">शैक्षिक</text:span><text:span text:style-name="a1373" text:class-names=""><text:s text:c="1"/></text:span><text:span text:style-name="a1374" text:class-names="">पाठ्यक्रम</text:span><text:span text:style-name="a1375" text:class-names="">,"<text:s text:c="1"/></text:span><text:span text:style-name="a1376" text:class-names="">शिक्षा</text:span><text:span text:style-name="a1377" text:class-names=""><text:s text:c="1"/></text:span><text:span text:style-name="a1378" text:class-names="">मन्त्रालयको</text:span><text:span text:style-name="a1379" text:class-names=""><text:s text:c="1"/></text:span><text:span text:style-name="a1380" text:class-names="">आधिकारिक</text:span><text:span text:style-name="a1381" text:class-names=""><text:s text:c="1"/></text:span><text:span text:style-name="a1382" text:class-names="">वेबसाइट</text:span><text:span text:style-name="a1383" text:class-names="">।<text:s text:c="1"/></text:span><text:span text:style-name="a1384" text:class-names=""><text:a xlink:href="https://moe.gov.np/" text:style-name="" text:visited-style-name="">Online Available</text:a></text:span><text:span text:style-name="a1385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88" text:class-names="">World Bank Group</text:span><text:span text:style-name="a1389" text:class-names=""><text:s text:c="1"/>- "Education in Nepal," World Bank Reports on Education.<text:s text:c="1"/></text:span><text:span text:style-name="a1390" text:class-names=""><text:a xlink:href="https://www.worldbank.org/en/country/nepal/publication/education" text:style-name="" text:visited-style-name="">Online Available</text:a></text:span><text:span text:style-name="a1391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4" text:class-names="">UNESCO</text:span><text:span text:style-name="a1395" text:class-names=""><text:s text:c="1"/>- "Science Education for the Future," UNESCO Science Report 2023.<text:s text:c="1"/></text:span><text:span text:style-name="a1396" text:class-names=""><text:a xlink:href="https://unesdoc.unesco.org/ark:/48223/pf0000377766" text:style-name="" text:visited-style-name="">Online Available</text:a></text:span><text:span text:style-name="a1397" text:class-names=""/></text:p>
              </text:list-item>
            </text:list>
            <text:list text:style-name="a1421">
              <text:list-item>
                <text:p text:style-name="a1420" text:class-names="" text:cond-style-name=""><text:span text:style-name="a1400" text:class-names="">बासु</text:span><text:span text:style-name="a1401" text:class-names=""><text:s text:c="1"/></text:span><text:span text:style-name="a1402" text:class-names="">शर्मा</text:span><text:span text:style-name="a1403" text:class-names=""><text:s text:c="1"/>- "</text:span><text:span text:style-name="a1404" text:class-names="">वैज्ञानिक</text:span><text:span text:style-name="a1405" text:class-names=""><text:s text:c="1"/></text:span><text:span text:style-name="a1406" text:class-names="">शिक्षा</text:span><text:span text:style-name="a1407" text:class-names="">:<text:s text:c="1"/></text:span><text:span text:style-name="a1408" text:class-names="">एक</text:span><text:span text:style-name="a1409" text:class-names=""><text:s text:c="1"/></text:span><text:span text:style-name="a1410" text:class-names="">समिक्षा</text:span><text:span text:style-name="a1411" text:class-names="">,"<text:s text:c="1"/></text:span><text:span text:style-name="a1412" text:class-names="">नेपाल</text:span><text:span text:style-name="a1413" text:class-names=""><text:s text:c="1"/></text:span><text:span text:style-name="a1414" text:class-names="">शैक्षिक</text:span><text:span text:style-name="a1415" text:class-names=""><text:s text:c="1"/></text:span><text:span text:style-name="a1416" text:class-names="">पत्रिका</text:span><text:span text:style-name="a1417" text:class-names="">,<text:s text:c="1"/></text:span><text:span text:style-name="a1418" text:class-names="">संस्करण</text:span><text:span text:style-name="a1419" text:class-names=""><text:s text:c="1"/>२०२३। [Printed]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2" text:class-names="">Jace(J's) :<text:s text:c="1"/></text:span><text:span text:style-name="a1423" text:class-names="">https://www.jace-nove.ai/research=?querry=scientific_research/end_bye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4b0616" svg:stroke-opacity="100%" svg:stroke-linecap="butt"/>
    </style:default-style>
    <draw:gradient draw:name="a1282" draw:style="radial" draw:cx="50%" draw:cy="50%" draw:start-color="#cac6c1" draw:end-color="#eceae7" draw:start-intensity="100%" draw:end-intensity="100%"/>
    <draw:gradient draw:name="a1179" draw:style="radial" draw:cx="50%" draw:cy="50%" draw:start-color="#cac6c1" draw:end-color="#eceae7" draw:start-intensity="100%" draw:end-intensity="100%"/>
    <draw:gradient draw:name="a1355" draw:style="radial" draw:cx="50%" draw:cy="50%" draw:start-color="#cac6c1" draw:end-color="#eceae7" draw:start-intensity="100%" draw:end-intensity="100%"/>
    <draw:gradient draw:name="a510" draw:style="radial" draw:cx="50%" draw:cy="50%" draw:start-color="#cac6c1" draw:end-color="#eceae7" draw:start-intensity="100%" draw:end-intensity="100%"/>
    <draw:gradient draw:name="a1125" draw:style="radial" draw:cx="50%" draw:cy="50%" draw:start-color="#cac6c1" draw:end-color="#eceae7" draw:start-intensity="100%" draw:end-intensity="100%"/>
    <draw:gradient draw:name="a707" draw:style="radial" draw:cx="50%" draw:cy="50%" draw:start-color="#cac6c1" draw:end-color="#eceae7" draw:start-intensity="100%" draw:end-intensity="100%"/>
    <draw:gradient draw:name="a960" draw:style="radial" draw:cx="50%" draw:cy="50%" draw:start-color="#cac6c1" draw:end-color="#eceae7" draw:start-intensity="100%" draw:end-intensity="100%"/>
    <draw:gradient draw:name="a1042" draw:style="radial" draw:cx="50%" draw:cy="50%" draw:start-color="#cac6c1" draw:end-color="#eceae7" draw:start-intensity="100%" draw:end-intensity="100%"/>
    <draw:gradient draw:name="a69" draw:style="radial" draw:cx="50%" draw:cy="50%" draw:start-color="#cac6c1" draw:end-color="#eceae7" draw:start-intensity="100%" draw:end-intensity="100%"/>
    <draw:gradient draw:name="a324" draw:style="radial" draw:cx="50%" draw:cy="50%" draw:start-color="#cac6c1" draw:end-color="#eceae7" draw:start-intensity="100%" draw:end-intensity="100%"/>
    <draw:gradient draw:name="a789" draw:style="radial" draw:cx="50%" draw:cy="50%" draw:start-color="#cac6c1" draw:end-color="#eceae7" draw:start-intensity="100%" draw:end-intensity="100%"/>
    <draw:gradient draw:name="a188" draw:style="radial" draw:cx="50%" draw:cy="50%" draw:start-color="#cac6c1" draw:end-color="#eceae7" draw:start-intensity="100%" draw:end-intensity="100%"/>
    <draw:gradient draw:name="a1222" draw:style="radial" draw:cx="50%" draw:cy="50%" draw:start-color="#cac6c1" draw:end-color="#eceae7" draw:start-intensity="100%" draw:end-intensity="100%"/>
    <draw:gradient draw:name="a242" draw:style="radial" draw:cx="50%" draw:cy="50%" draw:start-color="#cac6c1" draw:end-color="#eceae7" draw:start-intensity="100%" draw:end-intensity="100%"/>
    <draw:gradient draw:name="a580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122" draw:style="radial" draw:cx="50%" draw:cy="50%" draw:start-color="#cac6c1" draw:end-color="#eceae7" draw:start-intensity="100%" draw:end-intensity="100%"/>
    <draw:gradient draw:name="a464" draw:style="radial" draw:cx="50%" draw:cy="50%" draw:start-color="#cac6c1" draw:end-color="#eceae7" draw:start-intensity="100%" draw:end-intensity="100%"/>
    <draw:gradient draw:name="a641" draw:style="radial" draw:cx="50%" draw:cy="50%" draw:start-color="#cac6c1" draw:end-color="#eceae7" draw:start-intensity="100%" draw:end-intensity="100%"/>
    <draw:gradient draw:name="a605" draw:style="linear" draw:angle="0" draw:start-color="#000001" draw:end-color="#191919" draw:start-intensity="100%" draw:end-intensity="100%"/>
    <draw:gradient draw:name="a907" draw:style="radial" draw:cx="50%" draw:cy="50%" draw:start-color="#cac6c1" draw:end-color="#eceae7" draw:start-intensity="100%" draw:end-intensity="100%"/>
    <draw:gradient draw:name="a607" draw:style="linear" draw:angle="1800" draw:start-color="#dadada" draw:end-color="#fffffe" draw:start-intensity="100%" draw:end-intensity="100%"/>
    <draw:gradient draw:name="a839" draw:style="radial" draw:cx="50%" draw:cy="50%" draw:start-color="#cac6c1" draw:end-color="#eceae7" draw:start-intensity="100%" draw:end-intensity="100%"/>
    <draw:gradient draw:name="a414" draw:style="radial" draw:cx="50%" draw:cy="5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gradient" draw:fill-gradient-name="a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3472in" svg:stroke-color="#b71e42" svg:stroke-opacity="100%" svg:stroke-linecap="but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none" draw:stroke="solid" svg:stroke-width="0.03472in" svg:stroke-color="#b71e42" svg:stroke-opacity="100%" svg:stroke-linecap="butt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gradient" draw:fill-gradient-name="a4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gradient" draw:fill-gradient-name="a2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gradient" draw:fill-gradient-name="a7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gradient" draw:fill-gradient-name="a5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draw:fill="none" draw:stroke="solid" svg:stroke-width="0.03472in" svg:stroke-color="#b71e42" svg:stroke-opacity="100%" svg:stroke-linecap="but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1">
      <style:graphic-properties draw:fill="none" draw:stroke="solid" svg:stroke-width="0.03472in" svg:stroke-color="#b71e42" svg:stroke-opacity="100%" svg:stroke-linecap="butt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draw:fill="none" draw:stroke="solid" svg:stroke-width="0.03472in" svg:stroke-color="#b71e42" svg:stroke-opacity="100%" svg:stroke-linecap="butt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gradient" draw:fill-gradient-name="a5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>
      <style:graphic-properties draw:fill="none" draw:stroke="solid" svg:stroke-width="0.03472in" svg:stroke-color="#b71e42" svg:stroke-opacity="100%" svg:stroke-linecap="butt"/>
    </style:style>
    <style:style style:family="graphic" style:name="a606">
      <style:graphic-properties draw:fill="gradient" draw:fill-gradient-name="a605" draw:stroke="none" draw:shadow="visible" draw:shadow-offset-x="0.0477in" draw:shadow-offset-y="0.24541in" draw:shadow-color="#000000" draw:shadow-opacity="34%"/>
    </style:style>
    <style:style style:family="graphic" style:name="a608">
      <style:graphic-properties draw:fill="gradient" draw:fill-gradient-name="a607" draw:stroke="solid" svg:stroke-width="0.05556in" svg:stroke-color="#191919" svg:stroke-opacity="100%" draw:stroke-linejoin="miter" svg:stroke-linecap="but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none" draw:stroke="solid" svg:stroke-width="0.03472in" svg:stroke-color="#b71e42" svg:stroke-opacity="100%" svg:stroke-linecap="butt"/>
    </style:style>
    <style:style style:family="paragraph" style:name="a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3472in" svg:stroke-color="#b71e42" svg:stroke-opacity="100%" svg:stroke-linecap="butt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1389in" svg:stroke-color="#000001" svg:stroke-opacity="2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gradient" draw:fill-gradient-name="a1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gradient" draw:fill-gradient-name="a6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3472in" svg:stroke-color="#b71e42" svg:stroke-opacity="100%" svg:stroke-linecap="butt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>
      <style:graphic-properties draw:fill="none" draw:stroke="solid" svg:stroke-width="0.03472in" svg:stroke-color="#b71e42" svg:stroke-opacity="100%" svg:stroke-linecap="butt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frame draw:id="id2" presentation:style-name="a7" draw:name="Title Placeholder 1" svg:x="1.58747in" svg:y="0.87983in" svg:width="10.50227in" svg:height="1.14746in" presentation:class="title" presentation:placeholder="false">
        <draw:text-box>
          <text:p text:style-name="a6" text:class-names="" text:cond-style-name=""><text:span text:style-name="a5" text:class-names="">Click to edit Master title style</text:span></text:p>
        </draw:text-box>
        <svg:title/>
        <svg:desc/>
      </draw:frame>
      <draw:frame draw:id="id3" presentation:style-name="a23" draw:name="Text Placeholder 2" svg:x="1.58747in" svg:y="2.20443in" svg:width="10.50227in" svg:height="3.77364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8.26131in" svg:y="0.3613in" svg:width="3.82843in" svg:height="0.33815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03/08/2021</text:date></text:span><text:span text:style-name="a26" text:class-names=""/></text:p>
        </draw:text-box>
        <svg:title/>
        <svg:desc/>
      </draw:frame>
      <draw:frame draw:id="id5" presentation:style-name="a31" draw:name="Footer Placeholder 4" svg:x="1.58747in" svg:y="0.36013in" svg:width="6.49479in" svg:height="0.3381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draw:connector draw:type="line" svg:x1="0in" svg:y1="6.70211in" svg:x2="13.33333in" svg:y2="6.70211in" draw:id="id7" draw:style-name="a36" draw:name="Straight Connector 9">
        <svg:title/>
        <svg:desc/>
      </draw:connector>
      <presentation:notes style:page-layout-name="pageLayout2" draw:style-name="a68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Date Placeholder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03/08/2021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Slide Image Placeholder 3">
          <svg:title/>
          <svg:desc/>
        </draw:page-thumbnail>
        <draw:frame draw:id="id11" presentation:style-name="a60" draw:name="Notes Placeholder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ck to edit Master text styl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 le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7" draw:name="Slide Number Placeholder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0">
      <draw:frame draw:id="id14" draw:layer="Master1-bg" presentation:style-name="a73" draw:name="Title 1" svg:x="2.64412in" svg:y="0.8774in" svg:width="9.44562in" svg:height="2.77934in" presentation:class="title" presentation:placeholder="false">
        <draw:text-box>
          <text:p text:style-name="a72" text:class-names="" text:cond-style-name=""><text:span text:style-name="a71" text:class-names="">Click to edit Master title style</text:span></text:p>
        </draw:text-box>
        <svg:title/>
        <svg:desc/>
      </draw:frame>
      <draw:frame draw:id="id15" draw:layer="Master1-bg" presentation:style-name="a76" draw:name="Subtitle 2" svg:x="2.64412in" svg:y="3.86177in" svg:width="9.44562in" svg:height="1.06914in" presentation:class="subtitle" presentation:placeholder="false">
        <draw:text-box>
          <text:p text:style-name="a75" text:class-names="" text:cond-style-name=""><text:span text:style-name="a74" text:class-names="">Click to edit Master subtitle style</text:span></text:p>
        </draw:text-box>
        <svg:title/>
        <svg:desc/>
      </draw:frame>
      <draw:frame draw:id="id16" draw:layer="Master1-bg" presentation:style-name="a81" draw:name="Date Placeholder 3" svg:x="8.26131in" svg:y="0.3613in" svg:width="3.82843in" svg:height="0.33815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3/08/2021</text:date></text:span><text:span text:style-name="a79" text:class-names=""/></text:p>
        </draw:text-box>
        <svg:title/>
        <svg:desc/>
      </draw:frame>
      <draw:frame draw:id="id17" presentation:style-name="a84" draw:name="Footer Placeholder 4" svg:x="2.64272in" svg:y="0.36013in" svg:width="5.43954in" svg:height="0.3381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8" presentation:style-name="a88" draw:name="Slide Number Placeholder 5" svg:x="1.57225in" svg:y="0.87377in" svg:width="0.88694in" svg:height="0.55072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  <draw:connector draw:type="line" svg:x1="2.64412in" svg:y1="3.85886in" svg:x2="12.08973in" svg:y2="3.85886in" draw:id="id19" draw:style-name="a89" draw:name="Straight Connector 14">
        <svg:title/>
        <svg:desc/>
      </draw:connector>
      <presentation:notes style:page-layout-name="pageLayout2" draw:style-name="a121">
        <draw:frame draw:id="id8" presentation:style-name="a92" draw:name="Header Placehold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9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03/08/2021</text:date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Slide Image Placeholder 3">
          <svg:title/>
          <svg:desc/>
        </draw:page-thumbnail>
        <draw:frame draw:id="id11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7" text:class-names=""><text:page-number style:num-format="1" text:fixed="false">‹#›</text:page-number></text:span><text:span text:style-name="a11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0" draw:layer="Master1-bg" presentation:style-name="a126" draw:name="Title 1" svg:x="1.58747in" svg:y="0.87983in" svg:width="10.50227in" svg:height="1.14746in" presentation:class="title" presentation:placeholder="false">
        <draw:text-box>
          <text:p text:style-name="a125" text:class-names="" text:cond-style-name=""><text:span text:style-name="a124" text:class-names="">Click to edit Master title style</text:span></text:p>
        </draw:text-box>
        <svg:title/>
        <svg:desc/>
      </draw:frame>
      <draw:frame draw:id="id21" draw:layer="Master1-bg" presentation:style-name="a142" draw:name="Content Placeholder 2" svg:x="1.58747in" svg:y="2.20443in" svg:width="10.50227in" svg:height="3.77364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draw:layer="Master1-bg" presentation:style-name="a147" draw:name="Date Placeholder 3" svg:x="8.26131in" svg:y="0.3613in" svg:width="3.82843in" svg:height="0.33815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3/08/2021</text:date></text:span><text:span text:style-name="a145" text:class-names=""/></text:p>
        </draw:text-box>
        <svg:title/>
        <svg:desc/>
      </draw:frame>
      <draw:frame draw:id="id23" presentation:style-name="a150" draw:name="Footer Placeholder 4" svg:x="1.58747in" svg:y="0.36013in" svg:width="6.49479in" svg:height="0.33815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4" presentation:style-name="a154" draw:name="Slide Number Placeholder 5" svg:x="0.525in" svg:y="0.87377in" svg:width="0.88694in" svg:height="0.55072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draw:connector draw:type="line" svg:x1="1.59in" svg:y1="2.02in" svg:x2="12.09691in" svg:y2="2.02in" draw:id="id25" draw:style-name="a155" draw:name="Straight Connector 32">
        <svg:title/>
        <svg:desc/>
      </draw:connector>
      <presentation:notes style:page-layout-name="pageLayout2" draw:style-name="a187">
        <draw:frame draw:id="id8" presentation:style-name="a158" draw:name="Header Placeholder 1" svg:x="0in" svg:y="0in" svg:width="3.25in" svg:height="0.50174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9" presentation:style-name="a163" draw:name="Date Placeholder 2" svg:x="4.24826in" svg:y="0in" svg:width="3.25in" svg:height="0.50174in" presentation:class="date-time" presentation:placeholder="false">
          <draw:text-box>
            <text:p text:style-name="a162" text:class-names="" text:cond-style-name=""><text:span text:style-name="a159" text:class-names=""><text:date text:fixed="false" style:data-style-name="a160">03/08/2021</text:date></text:span><text:span text:style-name="a1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4" draw:name="Slide Image Placeholder 3">
          <svg:title/>
          <svg:desc/>
        </draw:page-thumbnail>
        <draw:frame draw:id="id11" presentation:style-name="a179" draw:name="Notes Placeholder 4" svg:x="0.75in" svg:y="4.8125in" svg:width="6in" svg:height="3.9375in" presentation:class="notes" presentation:placeholder="false">
          <draw:text-box>
            <text:p text:style-name="a166" text:class-names="" text:cond-style-name=""><text:span text:style-name="a165" text:class-names="">Click to edit Master text styles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cond level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3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9">
      <draw:frame draw:id="id26" draw:layer="Master1-bg" presentation:style-name="a192" draw:name="Title 1" svg:x="1.59038in" svg:y="1.92053in" svg:width="9.45227in" svg:height="2.06469in" presentation:class="title" presentation:placeholder="false">
        <draw:text-box>
          <text:p text:style-name="a191" text:class-names="" text:cond-style-name=""><text:span text:style-name="a190" text:class-names="">Click to edit Master title style</text:span></text:p>
        </draw:text-box>
        <svg:title/>
        <svg:desc/>
      </draw:frame>
      <draw:frame draw:id="id27" draw:layer="Master1-bg" presentation:style-name="a196" draw:name="Text Placeholder 2" svg:x="1.59038in" svg:y="4.16251in" svg:width="9.43837in" svg:height="1.1077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8" draw:layer="Master1-bg" presentation:style-name="a201" draw:name="Date Placeholder 3" svg:x="8.26131in" svg:y="0.3613in" svg:width="3.82843in" svg:height="0.33815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3/08/2021</text:date></text:span><text:span text:style-name="a199" text:class-names=""/></text:p>
        </draw:text-box>
        <svg:title/>
        <svg:desc/>
      </draw:frame>
      <draw:frame draw:id="id29" presentation:style-name="a204" draw:name="Footer Placeholder 4" svg:x="1.58747in" svg:y="0.36013in" svg:width="6.49479in" svg:height="0.33815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0" presentation:style-name="a208" draw:name="Slide Number Placeholder 5" svg:x="0.525in" svg:y="0.87377in" svg:width="0.88694in" svg:height="0.55072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draw:connector draw:type="line" svg:x1="1.59038in" svg:y1="4.16118in" svg:x2="11.02875in" svg:y2="4.16118in" draw:id="id31" draw:style-name="a209" draw:name="Straight Connector 14">
        <svg:title/>
        <svg:desc/>
      </draw:connector>
      <presentation:notes style:page-layout-name="pageLayout2" draw:style-name="a241">
        <draw:frame draw:id="id8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9" presentation:style-name="a217" draw:name="Date Placeholder 2" svg:x="4.24826in" svg:y="0in" svg:width="3.25in" svg:height="0.50174in" presentation:class="date-time" presentation:placeholder="false">
          <draw:text-box>
            <text:p text:style-name="a216" text:class-names="" text:cond-style-name=""><text:span text:style-name="a213" text:class-names=""><text:date text:fixed="false" style:data-style-name="a214">03/08/2021</text:date></text:span><text:span text:style-name="a2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18" draw:name="Slide Image Placeholder 3">
          <svg:title/>
          <svg:desc/>
        </draw:page-thumbnail>
        <draw:frame draw:id="id11" presentation:style-name="a233" draw:name="Notes Placeholder 4" svg:x="0.75in" svg:y="4.8125in" svg:width="6in" svg:height="3.9375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3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3">
      <draw:frame draw:id="id32" draw:layer="Master1-bg" presentation:style-name="a246" draw:name="Title 1" svg:x="1.58488in" svg:y="0.88024in" svg:width="10.50485in" svg:height="1.15847in" presentation:class="title" presentation:placeholder="false">
        <draw:text-box>
          <text:p text:style-name="a245" text:class-names="" text:cond-style-name=""><text:span text:style-name="a244" text:class-names="">Click to edit Master title style</text:span></text:p>
        </draw:text-box>
        <svg:title/>
        <svg:desc/>
      </draw:frame>
      <draw:frame draw:id="id33" draw:layer="Master1-bg" presentation:style-name="a262" draw:name="Content Placeholder 2" svg:x="1.58282in" svg:y="2.19912in" svg:width="5.08in" svg:height="3.77143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draw:layer="Master1-bg" presentation:style-name="a278" draw:name="Content Placeholder 3" svg:x="7.01419in" svg:y="2.20619in" svg:width="5.08in" svg:height="3.76369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Click to edit Master text styles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Second level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3" draw:name="Date Placeholder 4" svg:x="8.26131in" svg:y="0.3613in" svg:width="3.82843in" svg:height="0.33815in" presentation:class="date-time" presentation:placeholder="false">
        <draw:text-box>
          <text:p text:style-name="a282" text:class-names="" text:cond-style-name=""><text:span text:style-name="a279" text:class-names=""><text:date text:fixed="false" style:data-style-name="a280">03/08/2021</text:date></text:span><text:span text:style-name="a281" text:class-names=""/></text:p>
        </draw:text-box>
        <svg:title/>
        <svg:desc/>
      </draw:frame>
      <draw:frame draw:id="id36" presentation:style-name="a286" draw:name="Footer Placeholder 5" svg:x="1.58747in" svg:y="0.36013in" svg:width="6.49479in" svg:height="0.33815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37" presentation:style-name="a290" draw:name="Slide Number Placeholder 6" svg:x="0.525in" svg:y="0.87377in" svg:width="0.88694in" svg:height="0.55072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>‹#›</text:page-number></text:span><text:span text:style-name="a288" text:class-names=""/></text:p>
        </draw:text-box>
        <svg:title/>
        <svg:desc/>
      </draw:frame>
      <draw:connector draw:type="line" svg:x1="1.59in" svg:y1="2.02in" svg:x2="12.09691in" svg:y2="2.02in" draw:id="id38" draw:style-name="a291" draw:name="Straight Connector 34">
        <svg:title/>
        <svg:desc/>
      </draw:connector>
      <presentation:notes style:page-layout-name="pageLayout2" draw:style-name="a323">
        <draw:frame draw:id="id8" presentation:style-name="a294" draw:name="Header Placeholder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9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5" text:class-names=""><text:date text:fixed="false" style:data-style-name="a296">03/08/2021</text:date></text:span><text:span text:style-name="a29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00" draw:name="Slide Image Placeholder 3">
          <svg:title/>
          <svg:desc/>
        </draw:page-thumbnail>
        <draw:frame draw:id="id11" presentation:style-name="a315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18" draw:name="Footer Placeholder 5" svg:x="0in" svg:y="9.49826in" svg:width="3.25in" svg:height="0.50174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19" text:class-names=""><text:page-number style:num-format="1" text:fixed="false">‹#›</text:page-number></text:span><text:span text:style-name="a32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5">
      <draw:frame draw:id="id39" draw:layer="Master1-bg" presentation:style-name="a328" draw:name="Title 1" svg:x="1.58267in" svg:y="0.87944in" svg:width="10.50707in" svg:height="1.1552in" presentation:class="title" presentation:placeholder="false">
        <draw:text-box>
          <text:p text:style-name="a327" text:class-names="" text:cond-style-name=""><text:span text:style-name="a326" text:class-names="">Click to edit Master title style</text:span></text:p>
        </draw:text-box>
        <svg:title/>
        <svg:desc/>
      </draw:frame>
      <draw:frame draw:id="id40" draw:layer="Master1-bg" presentation:style-name="a332" draw:name="Text Placeholder 2" svg:x="1.58267in" svg:y="2.20861in" svg:width="5.08in" svg:height="0.8770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</draw:text-box>
        <svg:title/>
        <svg:desc/>
      </draw:frame>
      <draw:frame draw:id="id41" draw:layer="Master1-bg" presentation:style-name="a348" draw:name="Content Placeholder 3" svg:x="1.58267in" svg:y="3.08866in" svg:width="5.08in" svg:height="2.8920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2" draw:name="Text Placeholder 4" svg:x="7.01264in" svg:y="2.21238in" svg:width="5.08in" svg:height="0.8773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43" presentation:style-name="a368" draw:name="Content Placeholder 5" svg:x="7.01264in" svg:y="3.08562in" svg:width="5.08in" svg:height="2.88426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3" draw:name="Date Placeholder 6" svg:x="8.26131in" svg:y="0.3613in" svg:width="3.82843in" svg:height="0.33815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03/08/2021</text:date></text:span><text:span text:style-name="a371" text:class-names=""/></text:p>
        </draw:text-box>
        <svg:title/>
        <svg:desc/>
      </draw:frame>
      <draw:frame draw:id="id45" presentation:style-name="a376" draw:name="Footer Placeholder 7" svg:x="1.58747in" svg:y="0.36013in" svg:width="6.49479in" svg:height="0.33815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46" presentation:style-name="a380" draw:name="Slide Number Placeholder 8" svg:x="0.525in" svg:y="0.87377in" svg:width="0.88694in" svg:height="0.55072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  <draw:connector draw:type="line" svg:x1="1.59in" svg:y1="2.02in" svg:x2="12.09691in" svg:y2="2.02in" draw:id="id47" draw:style-name="a381" draw:name="Straight Connector 28">
        <svg:title/>
        <svg:desc/>
      </draw:connector>
      <presentation:notes style:page-layout-name="pageLayout2" draw:style-name="a413">
        <draw:frame draw:id="id8" presentation:style-name="a384" draw:name="Header Placeholder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9" draw:name="Date Placeholder 2" svg:x="4.24826in" svg:y="0in" svg:width="3.25in" svg:height="0.50174in" presentation:class="date-time" presentation:placeholder="false">
          <draw:text-box>
            <text:p text:style-name="a388" text:class-names="" text:cond-style-name=""><text:span text:style-name="a385" text:class-names=""><text:date text:fixed="false" style:data-style-name="a386">03/08/2021</text:date></text:span><text:span text:style-name="a38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90" draw:name="Slide Image Placeholder 3">
          <svg:title/>
          <svg:desc/>
        </draw:page-thumbnail>
        <draw:frame draw:id="id11" presentation:style-name="a405" draw:name="Notes Placeholder 4" svg:x="0.75in" svg:y="4.8125in" svg:width="6in" svg:height="3.9375in" presentation:class="notes" presentation:placeholder="false">
          <draw:text-box>
            <text:p text:style-name="a392" text:class-names="" text:cond-style-name=""><text:span text:style-name="a391" text:class-names="">Click to edit Master text styles</text:span></text:p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Second level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p text:style-name="a397" text:class-names="" text:cond-style-name=""><text:span text:style-name="a3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p text:style-name="a400" text:class-names="" text:cond-style-name=""><text:span text:style-name="a3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8" draw:name="Footer Placeholder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3" presentation:style-name="a412" draw:name="Slide Number Placeholder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>‹#›</text:page-number></text:span><text:span text:style-name="a41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5">
      <draw:frame draw:id="id48" draw:layer="Master1-bg" presentation:style-name="a418" draw:name="Title 1" svg:x="1.58747in" svg:y="0.87983in" svg:width="10.50227in" svg:height="1.14746in" presentation:class="title" presentation:placeholder="false">
        <draw:text-box>
          <text:p text:style-name="a417" text:class-names="" text:cond-style-name=""><text:span text:style-name="a416" text:class-names="">Click to edit Master title style</text:span></text:p>
        </draw:text-box>
        <svg:title/>
        <svg:desc/>
      </draw:frame>
      <draw:frame draw:id="id49" draw:layer="Master1-bg" presentation:style-name="a423" draw:name="Date Placeholder 2" svg:x="8.26131in" svg:y="0.3613in" svg:width="3.82843in" svg:height="0.33815in" presentation:class="date-time" presentation:placeholder="false">
        <draw:text-box>
          <text:p text:style-name="a422" text:class-names="" text:cond-style-name=""><text:span text:style-name="a419" text:class-names=""><text:date text:fixed="false" style:data-style-name="a420">03/08/2021</text:date></text:span><text:span text:style-name="a421" text:class-names=""/></text:p>
        </draw:text-box>
        <svg:title/>
        <svg:desc/>
      </draw:frame>
      <draw:frame draw:id="id50" draw:layer="Master1-bg" presentation:style-name="a426" draw:name="Footer Placeholder 3" svg:x="1.58747in" svg:y="0.36013in" svg:width="6.49479in" svg:height="0.3381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51" presentation:style-name="a430" draw:name="Slide Number Placeholder 4" svg:x="0.525in" svg:y="0.87377in" svg:width="0.88694in" svg:height="0.55072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>‹#›</text:page-number></text:span><text:span text:style-name="a428" text:class-names=""/></text:p>
        </draw:text-box>
        <svg:title/>
        <svg:desc/>
      </draw:frame>
      <draw:connector draw:type="line" svg:x1="1.59in" svg:y1="2.02in" svg:x2="12.09691in" svg:y2="2.02in" draw:id="id52" draw:style-name="a431" draw:name="Straight Connector 24">
        <svg:title/>
        <svg:desc/>
      </draw:connector>
      <presentation:notes style:page-layout-name="pageLayout2" draw:style-name="a463">
        <draw:frame draw:id="id8" presentation:style-name="a434" draw:name="Header Placeholder 1" svg:x="0in" svg:y="0in" svg:width="3.25in" svg:height="0.50174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9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5" text:class-names=""><text:date text:fixed="false" style:data-style-name="a436">03/08/2021</text:date></text:span><text:span text:style-name="a43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40" draw:name="Slide Image Placeholder 3">
          <svg:title/>
          <svg:desc/>
        </draw:page-thumbnail>
        <draw:frame draw:id="id11" presentation:style-name="a455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3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5">
      <draw:frame draw:id="id53" draw:layer="Master1-bg" presentation:style-name="a470" draw:name="Date Placeholder 1" svg:x="8.26131in" svg:y="0.3613in" svg:width="3.82843in" svg:height="0.33815in" presentation:class="date-time" presentation:placeholder="false">
        <draw:text-box>
          <text:p text:style-name="a469" text:class-names="" text:cond-style-name=""><text:span text:style-name="a466" text:class-names=""><text:date text:fixed="false" style:data-style-name="a467">03/08/2021</text:date></text:span><text:span text:style-name="a468" text:class-names=""/></text:p>
        </draw:text-box>
        <svg:title/>
        <svg:desc/>
      </draw:frame>
      <draw:frame draw:id="id54" draw:layer="Master1-bg" presentation:style-name="a473" draw:name="Footer Placeholder 2" svg:x="1.58747in" svg:y="0.36013in" svg:width="6.49479in" svg:height="0.33815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55" draw:layer="Master1-bg" presentation:style-name="a477" draw:name="Slide Number Placeholder 3" svg:x="0.525in" svg:y="0.87377in" svg:width="0.88694in" svg:height="0.55072in" presentation:class="page-number" presentation:placeholder="false">
        <draw:text-box>
          <text:p text:style-name="a476" text:class-names="" text:cond-style-name=""><text:span text:style-name="a474" text:class-names=""><text:page-number style:num-format="1" text:fixed="false">‹#›</text:page-number></text:span><text:span text:style-name="a475" text:class-names=""/></text:p>
        </draw:text-box>
        <svg:title/>
        <svg:desc/>
      </draw:frame>
      <presentation:notes style:page-layout-name="pageLayout2" draw:style-name="a509">
        <draw:frame draw:id="id8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9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1" text:class-names=""><text:date text:fixed="false" style:data-style-name="a482">03/08/2021</text:date></text:span><text:span text:style-name="a48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86" draw:name="Slide Image Placeholder 3">
          <svg:title/>
          <svg:desc/>
        </draw:page-thumbnail>
        <draw:frame draw:id="id11" presentation:style-name="a501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3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>‹#›</text:page-number></text:span><text:span text:style-name="a506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1">
      <draw:frame draw:id="id56" draw:layer="Master1-bg" presentation:style-name="a514" draw:name="Title 1" svg:x="1.57991in" svg:y="0.87377in" svg:width="3.5795in" svg:height="2.45748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57" draw:layer="Master1-bg" presentation:style-name="a530" draw:name="Content Placeholder 2" svg:x="5.51587in" svg:y="0.87377in" svg:width="6.57532in" svg:height="5.09495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draw:layer="Master1-bg" presentation:style-name="a534" draw:name="Text Placeholder 3" svg:x="1.57991in" svg:y="3.50557in" svg:width="3.5816in" svg:height="2.4586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9" presentation:style-name="a539" draw:name="Date Placeholder 4" svg:x="8.26131in" svg:y="0.3613in" svg:width="3.82843in" svg:height="0.33815in" presentation:class="date-time" presentation:placeholder="false">
        <draw:text-box>
          <text:p text:style-name="a538" text:class-names="" text:cond-style-name=""><text:span text:style-name="a535" text:class-names=""><text:date text:fixed="false" style:data-style-name="a536">03/08/2021</text:date></text:span><text:span text:style-name="a537" text:class-names=""/></text:p>
        </draw:text-box>
        <svg:title/>
        <svg:desc/>
      </draw:frame>
      <draw:frame draw:id="id60" presentation:style-name="a542" draw:name="Footer Placeholder 5" svg:x="1.58747in" svg:y="0.36013in" svg:width="6.49479in" svg:height="0.33815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1" presentation:style-name="a546" draw:name="Slide Number Placeholder 6" svg:x="0.525in" svg:y="0.87377in" svg:width="0.88694in" svg:height="0.55072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>‹#›</text:page-number></text:span><text:span text:style-name="a544" text:class-names=""/></text:p>
        </draw:text-box>
        <svg:title/>
        <svg:desc/>
      </draw:frame>
      <draw:connector draw:type="line" svg:x1="1.58386in" svg:y1="3.50557in" svg:x2="5.15942in" svg:y2="3.50557in" draw:id="id62" draw:style-name="a547" draw:name="Straight Connector 16">
        <svg:title/>
        <svg:desc/>
      </draw:connector>
      <presentation:notes style:page-layout-name="pageLayout2" draw:style-name="a579">
        <draw:frame draw:id="id8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9" presentation:style-name="a555" draw:name="Date Placeholder 2" svg:x="4.24826in" svg:y="0in" svg:width="3.25in" svg:height="0.50174in" presentation:class="date-time" presentation:placeholder="false">
          <draw:text-box>
            <text:p text:style-name="a554" text:class-names="" text:cond-style-name=""><text:span text:style-name="a551" text:class-names=""><text:date text:fixed="false" style:data-style-name="a552">03/08/2021</text:date></text:span><text:span text:style-name="a55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56" draw:name="Slide Image Placeholder 3">
          <svg:title/>
          <svg:desc/>
        </draw:page-thumbnail>
        <draw:frame draw:id="id11" presentation:style-name="a571" draw:name="Notes Placeholder 4" svg:x="0.75in" svg:y="4.8125in" svg:width="6in" svg:height="3.9375in" presentation:class="notes" presentation:placeholder="false">
          <draw:text-box>
            <text:p text:style-name="a558" text:class-names="" text:cond-style-name=""><text:span text:style-name="a557" text:class-names="">Click to edit Master text styles</text:span></text:p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Second level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p text:style-name="a563" text:class-names="" text:cond-style-name=""><text:span text:style-name="a5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p text:style-name="a566" text:class-names="" text:cond-style-name=""><text:span text:style-name="a5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3" presentation:style-name="a578" draw:name="Slide Number Placeholder 6" svg:x="4.24826in" svg:y="9.49826in" svg:width="3.25in" svg:height="0.50174in" presentation:class="page-number" presentation:placeholder="false">
          <draw:text-box>
            <text:p text:style-name="a577" text:class-names="" text:cond-style-name=""><text:span text:style-name="a575" text:class-names=""><text:page-number style:num-format="1" text:fixed="false">‹#›</text:page-number></text:span><text:span text:style-name="a57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1">
      <draw:g draw:name="Group 7" draw:id="id63">
        <svg:title/>
        <svg:desc/>
        <draw:custom-shape svg:x="8.17737in" svg:y="0.52731in" svg:width="4.45596in" svg:height="5.63113in" draw:id="id71" draw:layer="Master1-bg" draw:style-name="a606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72" draw:layer="Master1-bg" draw:style-name="a608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4" draw:layer="Master1-bg" presentation:style-name="a584" draw:name="Title 1" svg:x="1.58706in" svg:y="1.23525in" svg:width="6.05023in" svg:height="2.00195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65" draw:layer="Master1-bg" presentation:style-name="a587" draw:name="Picture Placeholder 2" svg:x="8.88494in" svg:y="1.22763in" svg:width="3.05246in" svg:height="4.22827in" presentation:class="graphic" presentation:placeholder="false">
        <draw:text-box>
          <text:p text:style-name="a586" text:class-names="" text:cond-style-name=""><text:span text:style-name="a585" text:class-names="">Click icon to add picture</text:span></text:p>
        </draw:text-box>
        <svg:title/>
        <svg:desc/>
      </draw:frame>
      <draw:frame draw:id="id66" presentation:style-name="a591" draw:name="Text Placeholder 3" svg:x="1.5861in" svg:y="3.4405in" svg:width="6.04156in" svg:height="2.19132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</draw:text-box>
        <svg:title/>
        <svg:desc/>
      </draw:frame>
      <draw:frame draw:id="id67" presentation:style-name="a596" draw:name="Date Placeholder 4" svg:x="1.58288in" svg:y="5.98191in" svg:width="6.04478in" svg:height="0.35009in" presentation:class="date-time" presentation:placeholder="false">
        <draw:text-box>
          <text:p text:style-name="a595" text:class-names="" text:cond-style-name=""><text:span text:style-name="a592" text:class-names=""><text:date text:fixed="false" style:data-style-name="a593">03/08/2021</text:date></text:span><text:span text:style-name="a594" text:class-names=""/></text:p>
        </draw:text-box>
        <svg:title/>
        <svg:desc/>
      </draw:frame>
      <draw:frame draw:id="id68" presentation:style-name="a599" draw:name="Footer Placeholder 5" svg:x="1.58288in" svg:y="0.34847in" svg:width="6.05972in" svg:height="0.35097in" presentation:class="footer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69" presentation:style-name="a603" draw:name="Slide Number Placeholder 6" svg:x="0.525in" svg:y="0.87377in" svg:width="0.88694in" svg:height="0.55072in" presentation:class="page-number" presentation:placeholder="false">
        <draw:text-box>
          <text:p text:style-name="a602" text:class-names="" text:cond-style-name=""><text:span text:style-name="a600" text:class-names=""><text:page-number style:num-format="1" text:fixed="false">‹#›</text:page-number></text:span><text:span text:style-name="a601" text:class-names=""/></text:p>
        </draw:text-box>
        <svg:title/>
        <svg:desc/>
      </draw:frame>
      <draw:connector draw:type="line" svg:x1="1.58288in" svg:y1="3.43789in" svg:x2="7.62766in" svg:y2="3.43789in" draw:id="id70" draw:style-name="a604" draw:name="Straight Connector 30">
        <svg:title/>
        <svg:desc/>
      </draw:connector>
      <presentation:notes style:page-layout-name="pageLayout2" draw:style-name="a640">
        <draw:frame draw:id="id8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03/08/2021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17" draw:name="Slide Image Placeholder 3">
          <svg:title/>
          <svg:desc/>
        </draw:page-thumbnail>
        <draw:frame draw:id="id11" presentation:style-name="a632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5" draw:name="Footer Placeholder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3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6" text:class-names=""><text:page-number style:num-format="1" text:fixed="false">‹#›</text:page-number></text:span><text:span text:style-name="a63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73" draw:layer="Master1-bg" presentation:style-name="a645" draw:name="Title 1" svg:x="1.58747in" svg:y="0.87983in" svg:width="10.50227in" svg:height="1.14746in" presentation:class="title" presentation:placeholder="false">
        <draw:text-box>
          <text:p text:style-name="a644" text:class-names="" text:cond-style-name=""><text:span text:style-name="a643" text:class-names="">Click to edit Master title style</text:span></text:p>
        </draw:text-box>
        <svg:title/>
        <svg:desc/>
      </draw:frame>
      <draw:frame draw:id="id74" draw:layer="Master1-bg" presentation:style-name="a661" draw:name="Vertical Text Placeholder 2" svg:x="1.58747in" svg:y="2.20443in" svg:width="10.50227in" svg:height="3.77364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ck to edit Master text styles</text:span></text:p>
            </text:list-item>
          </text:list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Second level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hird level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draw:layer="Master1-bg" presentation:style-name="a666" draw:name="Date Placeholder 3" svg:x="8.26131in" svg:y="0.3613in" svg:width="3.82843in" svg:height="0.33815in" presentation:class="date-time" presentation:placeholder="false">
        <draw:text-box>
          <text:p text:style-name="a665" text:class-names="" text:cond-style-name=""><text:span text:style-name="a662" text:class-names=""><text:date text:fixed="false" style:data-style-name="a663">03/08/2021</text:date></text:span><text:span text:style-name="a664" text:class-names=""/></text:p>
        </draw:text-box>
        <svg:title/>
        <svg:desc/>
      </draw:frame>
      <draw:frame draw:id="id76" presentation:style-name="a669" draw:name="Footer Placeholder 4" svg:x="1.58747in" svg:y="0.36013in" svg:width="6.49479in" svg:height="0.33815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77" presentation:style-name="a673" draw:name="Slide Number Placeholder 5" svg:x="0.525in" svg:y="0.87377in" svg:width="0.88694in" svg:height="0.55072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</draw:text-box>
        <svg:title/>
        <svg:desc/>
      </draw:frame>
      <draw:connector draw:type="line" svg:x1="1.59in" svg:y1="2.02in" svg:x2="12.09691in" svg:y2="2.02in" draw:id="id78" draw:style-name="a674" draw:name="Straight Connector 25">
        <svg:title/>
        <svg:desc/>
      </draw:connector>
      <presentation:notes style:page-layout-name="pageLayout2" draw:style-name="a706">
        <draw:frame draw:id="id8" presentation:style-name="a677" draw:name="Header Placeholder 1" svg:x="0in" svg:y="0in" svg:width="3.25in" svg:height="0.50174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2" draw:name="Date Placeholder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8" text:class-names=""><text:date text:fixed="false" style:data-style-name="a679">03/08/2021</text:date></text:span><text:span text:style-name="a68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83" draw:name="Slide Image Placeholder 3">
          <svg:title/>
          <svg:desc/>
        </draw:page-thumbnail>
        <draw:frame draw:id="id11" presentation:style-name="a698" draw:name="Notes Placeholder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Click to edit Master text styles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 le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1" draw:name="Footer Placeholder 5" svg:x="0in" svg:y="9.49826in" svg:width="3.25in" svg:height="0.50174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3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2" text:class-names=""><text:page-number style:num-format="1" text:fixed="false">‹#›</text:page-number></text:span><text:span text:style-name="a70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8">
      <draw:frame draw:id="id79" draw:layer="Master1-bg" presentation:style-name="a711" draw:name="Vertical Title 1" svg:x="10.32274in" svg:y="0.87377in" svg:width="1.767in" svg:height="5.09612in" presentation:class="title" presentation:placeholder="false">
        <draw:text-box>
          <text:p text:style-name="a710" text:class-names="" text:cond-style-name=""><text:span text:style-name="a709" text:class-names="">Click to edit Master title style</text:span></text:p>
        </draw:text-box>
        <svg:title/>
        <svg:desc/>
      </draw:frame>
      <draw:frame draw:id="id80" draw:layer="Master1-bg" presentation:style-name="a727" draw:name="Vertical Text Placeholder 2" svg:x="1.57991in" svg:y="0.87377in" svg:width="8.56171in" svg:height="5.09612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Click to edit Master text styles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Second level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hird level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draw:layer="Master1-bg" presentation:style-name="a732" draw:name="Date Placeholder 3" svg:x="8.26131in" svg:y="0.3613in" svg:width="3.82843in" svg:height="0.33815in" presentation:class="date-time" presentation:placeholder="false">
        <draw:text-box>
          <text:p text:style-name="a731" text:class-names="" text:cond-style-name=""><text:span text:style-name="a728" text:class-names=""><text:date text:fixed="false" style:data-style-name="a729">03/08/2021</text:date></text:span><text:span text:style-name="a730" text:class-names=""/></text:p>
        </draw:text-box>
        <svg:title/>
        <svg:desc/>
      </draw:frame>
      <draw:frame draw:id="id82" presentation:style-name="a735" draw:name="Footer Placeholder 4" svg:x="1.58747in" svg:y="0.36013in" svg:width="6.49479in" svg:height="0.33815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83" presentation:style-name="a739" draw:name="Slide Number Placeholder 5" svg:x="0.525in" svg:y="0.87377in" svg:width="0.88694in" svg:height="0.55072in" presentation:class="page-number" presentation:placeholder="false">
        <draw:text-box>
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</draw:text-box>
        <svg:title/>
        <svg:desc/>
      </draw:frame>
      <draw:connector draw:type="line" svg:x1="10.32274in" svg:y1="0.87377in" svg:x2="10.32274in" svg:y2="5.96988in" draw:id="id84" draw:style-name="a740" draw:name="Straight Connector 14">
        <svg:title/>
        <svg:desc/>
      </draw:connector>
      <presentation:notes style:page-layout-name="pageLayout2" draw:style-name="a772">
        <draw:frame draw:id="id8" presentation:style-name="a743" draw:name="Header Placeholder 1" svg:x="0in" svg:y="0in" svg:width="3.25in" svg:height="0.50174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9" presentation:style-name="a748" draw:name="Date Placeholder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4" text:class-names=""><text:date text:fixed="false" style:data-style-name="a745">03/08/2021</text:date></text:span><text:span text:style-name="a74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49" draw:name="Slide Image Placeholder 3">
          <svg:title/>
          <svg:desc/>
        </draw:page-thumbnail>
        <draw:frame draw:id="id11" presentation:style-name="a764" draw:name="Notes Placeholder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Click to edit Master text styles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Second level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7" draw:name="Footer Placeholder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3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8" text:class-names=""><text:page-number style:num-format="1" text:fixed="false">‹#›</text:page-number></text:span><text:span text:style-name="a769" text:class-names=""/></text:p>
          </draw:text-box>
          <svg:title/>
          <svg:desc/>
        </draw:frame>
      </presentation:notes>
    </style:master-page>
    <style:handout-master style:page-layout-name="pageLayout3" draw:style-name="a773">
      <draw:frame draw:id="id85" presentation:style-name="a776" draw:name="Header Placeholder 1" svg:x="0in" svg:y="0in" svg:width="3.25in" svg:height="0.50174in" presentation:class="head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6" presentation:style-name="a781" draw:name="Date Placeholder 2" svg:x="4.24826in" svg:y="0in" svg:width="3.25in" svg:height="0.50174in" presentation:class="date-time" presentation:placeholder="false">
        <draw:text-box>
          <text:p text:style-name="a780" text:class-names="" text:cond-style-name=""><text:span text:style-name="a777" text:class-names=""><text:date text:fixed="false" style:data-style-name="a778">03/08/2021</text:date></text:span><text:span text:style-name="a779" text:class-names=""/></text:p>
        </draw:text-box>
        <svg:title/>
        <svg:desc/>
      </draw:frame>
      <draw:frame draw:id="id87" presentation:style-name="a784" draw:name="Footer Placeholder 3" svg:x="0in" svg:y="9.49826in" svg:width="3.25in" svg:height="0.50174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88" presentation:style-name="a788" draw:name="Slide Number Placeholder 4" svg:x="4.24826in" svg:y="9.49826in" svg:width="3.25in" svg:height="0.50174in" presentation:class="page-number" presentation:placeholder="false">
        <draw:text-box>
          <text:p text:style-name="a787" text:class-names="" text:cond-style-name=""><text:span text:style-name="a785" text:class-names=""><text:page-number style:num-format="1" text:fixed="false">‹#›</text:page-number></text:span><text:span text:style-name="a78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/>
    <dc:creator/>
    <meta:creation-date>2024-08-11T15:39:34Z</meta:creation-date>
    <dc:date>2024-08-11T16:02:16Z</dc:date>
    <meta:template xlink:href="TF10001119" xlink:type="simple"/>
    <meta:editing-cycles>99</meta:editing-cycles>
    <meta:editing-duration>PT0S</meta:editing-duration>
    <meta:document-statistic meta:paragraph-count="1" meta:word-count="1"/>
  </office:meta>
</office:document-meta>
</file>